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ComponentAnnotationVisitor.createTag( ClassDeclaration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reateComponentAnnotationVisitor.addPropertyForTagOnly( MethodDeclaration decl , List &lt; PropertyInfo &gt; 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reateComponentAnnotationVisitor.proces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eateComponentAnnotationVisitor.addProperties( Collection &lt; InterfaceType &gt; interfaces , List &lt; PropertyInfo &gt;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eateComponentAnnotationVisitor.createRenderer( TypeDeclaration dec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reateComponentAnnotationVisitor.addPropertiesForTagOnly( ClassDeclaration type , List &lt; PropertyInfo &gt;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eateComponentAnnotationVisitor.addProperty( MethodDeclaration decl , List &lt; PropertyInfo &gt; properti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reateComponentAnnotationVisitor.addPropertyToComponent( ComponentInfo componentInfo , PropertyInfo info , int index , boolean methodExpr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reateComponentAnnotationVisitor.createTagOrComponent( InterfaceDeclaration decl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">
            <text:p text:style-name="Table_20_Contents">9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CreateComponentAnnotationVisitor.getBaseClassProperties( String base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eateComponentAnnotationVisitor.CreateComponentAnnotationVisitor( AnnotationProcessorEnvironment en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reateComponentAnnotationVisitor.checkForElMethods( ComponentInfo info , String [ ] interfac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reateComponentAnnotationVisitor.writeFile( ClassInfo info , StringTemplate stringTempl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reateComponentAnnotationVisitor.is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ComponentAnnotationVisitor.addProperties( InterfaceDeclaration type , List &lt; PropertyInfo &gt;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